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Text_20_body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357160170968531419" text:style-name="L1">
        <text:list-item>
          <text:p text:style-name="P1">MATLAB classification forest </text:p>
          <text:list>
            <text:list-item>
              <text:p text:style-name="P1">(default settings) – 10 trees: 64,53%; <text:span text:style-name="T1">11 trees: 66,01%; </text:span>100 trees 69,46%; 1000 trees 70,94%</text:p>
            </text:list-item>
            <text:list-item>
              <text:p text:style-name="P1"><text:bookmark-start text:name="__DdeLink__24_86742519"/>(100 trees, Fboot: 1, SampleWithReplacement: <text:span text:style-name="T1">'on', NvarToSample: 2000, MinLeaf: 1, SplitCriterion: 'deviance', Surrogate: 'off'): 74,88%</text:span><text:bookmark-end text:name="__DdeLink__24_86742519"/></text:p>
            </text:list-item>
          </text:list>
        </text:list-item>
        <text:list-item>
          <text:p text:style-name="P1"><text:span text:style-name="T1">Stump forest </text:span></text:p>
          <text:list>
            <text:list-item>
              <text:p text:style-name="P2">Stump trees (11): 58,13%</text:p>
            </text:list-item>
            <text:list-item>
              <text:p text:style-name="P2">Linear trees (11): 66,01%</text:p>
            </text:list-item>
          </text:list>
        </text:list-item>
        <text:list-item>
          <text:p text:style-name="P1">PCA → LDA (20 features): 75%</text:p>
        </text:list-item>
        <text:list-item>
          <text:p text:style-name="P1">SVM: 99%</text:p>
        </text:list-item>
        <text:list-item>
          <text:p text:style-name="P1">RDA: 100%</text:p>
        </text:list-item>
      </text:list>
      <text:p text:style-name="Text_20_body">Data - fMRI structure connectivity matrices 90x90, 203 subjects - 112 volunteers, 91 patients</text:p>
      <text:p text:style-name="Text_20_body">LOO performaces:</text:p>
      <text:list xml:id="list36387924" text:continue-numbering="true" text:style-name="L1">
        <text:list-item>
          <text:p text:style-name="P4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3"><text:span text:style-name="T1">Stump forest (11 trees – primitive version): 5</text:span>7,14<text:span text:style-name="T1">%</text:span></text:p>
        </text:list-item>
        <text:list-item>
          <text:p text:style-name="P3">SVM: 57%</text:p>
        </text:list-item>
        <text:list-item>
          <text:p text:style-name="P3">RDA: 67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5-09T16:22:38.61</dc:date>
    <meta:editing-duration>PT4H53M42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31" meta:character-count="843"/>
  </office:meta>
</office:document-meta>
</file>